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102cm" draw:marker-start-width="0.356cm" draw:marker-end-width="0.356cm" draw:opacity="0%" draw:textarea-vertical-align="middle" fo:padding-top="0.176cm" fo:padding-bottom="0.176cm" fo:padding-left="0.301cm" fo:padding-right="0.301cm" draw:shadow-opacity="0%"/>
    </style:style>
    <style:style style:name="gr5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 draw:shadow-offset-x="0.203cm" draw:shadow-offset-y="0.203cm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fo:min-height="13.378cm"/>
    </style:style>
    <style:style style:name="pr10" style:family="presentation" style:parent-style-name="Default-outline1">
      <style:graphic-properties fo:min-height="12.87cm"/>
    </style:style>
    <style:style style:name="pr11" style:family="presentation" style:parent-style-name="Default-outline1">
      <style:graphic-properties fo:min-height="11.93cm"/>
    </style:style>
    <style:style style:name="co1" style:family="table-column">
      <style:table-column-properties style:column-width="11.228cm" style:use-optimal-column-width="false"/>
    </style:style>
    <style:style style:name="co2" style:family="table-column">
      <style:table-column-properties style:column-width="14.434cm" style:use-optimal-column-width="false"/>
    </style:style>
    <style:style style:name="co3" style:family="table-column">
      <style:table-column-properties style:column-width="11.26cm" style:use-optimal-column-width="false"/>
    </style:style>
    <style:style style:name="co4" style:family="table-column">
      <style:table-column-properties style:column-width="12.316cm" style:use-optimal-column-width="false"/>
    </style:style>
    <style:style style:name="ro1" style:family="table-row">
      <style:table-row-properties style:row-height="1.128cm"/>
    </style:style>
    <style:style style:name="ro2" style:family="table-row">
      <style:table-row-properties style:row-height="1.129cm"/>
    </style:style>
    <style:style style:name="ro3" style:family="table-row">
      <style:table-row-properties style:row-height="3.289cm"/>
    </style:style>
    <style:style style:name="ro4" style:family="table-row">
      <style:table-row-properties style:row-height="3.494cm"/>
    </style:style>
    <style:style style:name="ro5" style:family="table-row">
      <style:table-row-properties style:row-height="2.465cm"/>
    </style:style>
    <style:style style:name="ro6" style:family="table-row">
      <style:table-row-properties style:row-height="2.466cm"/>
    </style:style>
    <style:style style:name="ce1" style:family="table-cell">
      <style:graphic-properties draw:fill-color="#ffff99" style:repeat="repeat" draw:textarea-vertical-align="middle" fo:padding-top="0.1cm" fo:padding-bottom="0.1cm" fo:padding-left="0.1cm" fo:padding-right="0.1cm"/>
      <style:paragraph-properties fo:margin-top="0.152cm" fo:margin-bottom="0.152cm" fo:border="0.03pt solid #000000"/>
      <style:text-properties fo:font-family="'Liberation Mono'" style:font-family-generic="modern" style:font-pitch="fixed" fo:font-size="20pt" style:font-size-asian="20pt" style:font-size-complex="20pt"/>
    </style:style>
    <style:style style:name="ce2" style:family="table-cell">
      <style:graphic-properties draw:fill-color="#ffff99" style:repeat="repeat" draw:textarea-vertical-align="middle" fo:padding-top="0.1cm" fo:padding-bottom="0.1cm" fo:padding-left="0.1cm" fo:padding-right="0.1cm"/>
      <style:paragraph-properties fo:margin-top="0.102cm" fo:margin-bottom="0.102cm" fo:border="0.03pt solid #000000"/>
      <style:text-properties fo:font-family="'Liberation Mono'" style:font-family-generic="modern" style:font-pitch="fixed" fo:font-size="20pt" style:font-size-asian="20pt" style:font-size-complex="20pt"/>
    </style:style>
    <style:style style:name="ce3" style:family="table-cell">
      <style:graphic-properties style:repeat="repeat" fo:padding-top="0.102cm" fo:padding-bottom="0.102cm" fo:padding-left="0.102cm" fo:padding-right="0.102cm"/>
      <style:paragraph-properties fo:margin-left="0.102cm" fo:margin-right="0.102cm" fo:margin-top="0.152cm" fo:margin-bottom="0.152cm" fo:text-indent="0.102cm" fo:border="0.03pt solid #000000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ce4" style:family="table-cell">
      <style:graphic-properties style:repeat="repeat" fo:padding-top="0.102cm" fo:padding-bottom="0.102cm" fo:padding-left="0.102cm" fo:padding-right="0.102cm"/>
      <style:paragraph-properties fo:margin-left="0.102cm" fo:margin-right="0.102cm" fo:margin-top="0.152cm" fo:margin-bottom="0.152cm" fo:text-indent="0.102cm" fo:border="0.03pt solid #000000">
        <style:tab-stops/>
      </style:paragraph-properties>
      <style:text-properties fo:font-family="'Liberation Mono'" style:font-family-generic="modern" style:font-pitch="fixed" fo:font-size="24pt" style:font-size-asian="24pt" style:font-size-complex="24pt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paragraph-properties fo:margin-top="0.152cm" fo:margin-bottom="0.152cm"/>
      <style:text-properties fo:font-family="'Liberation Mono'" style:font-family-generic="modern" style:font-pitch="fixed" fo:font-size="20pt" style:font-size-asian="20pt" style:font-size-complex="20pt"/>
    </style:style>
    <style:style style:name="P7" style:family="paragraph">
      <style:paragraph-properties fo:margin-top="0.102cm" fo:margin-bottom="0.102cm"/>
    </style:style>
    <style:style style:name="P8" style:family="paragraph">
      <style:text-properties fo:font-family="'Liberation Sans'" style:font-family-generic="swiss" style:font-pitch="variable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11" style:family="paragraph">
      <style:text-properties fo:font-size="20pt"/>
    </style:style>
    <style:style style:name="P12" style:family="paragraph">
      <style:paragraph-properties fo:margin-left="0.102cm" fo:margin-right="0.102cm" fo:margin-top="0.152cm" fo:margin-bottom="0.152cm" fo:text-indent="0.102cm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P13" style:family="paragraph">
      <style:paragraph-properties fo:margin-left="0.102cm" fo:margin-right="0.102cm" fo:margin-top="0.152cm" fo:margin-bottom="0.152cm" fo:text-indent="0.102cm">
        <style:tab-stops/>
      </style:paragraph-properties>
    </style:style>
    <style:style style:name="P14" style:family="paragraph">
      <style:text-properties fo:font-family="'Liberation Sans'" style:font-family-generic="swiss" style:font-pitch="variable" fo:font-size="24pt" style:font-size-asian="24pt" style:font-size-complex="24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fo:font-size="36pt" style:font-size-asian="36pt" style:font-size-complex="36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" style:family="text">
      <style:text-properties style:text-position="super 58%" fo:font-size="32pt" style:font-size-asian="32pt" style:font-size-complex="32pt"/>
    </style:style>
    <style:style style:name="T8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family="'Liberation Sans'" style:font-family-generic="swiss" style:font-pitch="variable" fo:font-style="italic" style:font-family-asian="'Liberation Sans'" style:font-style-name-asian="Regular" style:font-family-generic-asian="swiss" style:font-style-asian="italic" style:font-family-complex="'Liberation Sans'" style:font-style-name-complex="Regular" style:font-family-generic-complex="swiss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family="'Liberation Mono'" style:font-family-generic="modern" style:font-pitch="fixed" fo:font-size="20pt" style:font-size-asian="20pt" style:font-size-complex="20pt"/>
    </style:style>
    <style:style style:name="T14" style:family="text">
      <style:text-properties fo:font-family="'Liberation Mono'" style:font-family-generic="modern" style:font-pitch="fixed" fo:font-size="20pt" fo:font-weight="normal" style:font-family-asian="'Liberation Sans'" style:font-style-name-asian="Regular" style:font-family-generic-asian="swiss" style:font-size-asian="20pt" style:font-weight-asian="normal" style:font-family-complex="'Liberation Sans'" style:font-style-name-complex="Regular" style:font-family-generic-complex="swiss" style:font-size-complex="20pt" style:font-weight-complex="normal"/>
    </style:style>
    <style:style style:name="T15" style:family="text">
      <style:text-properties fo:font-family="'Liberation Sans'" style:font-family-generic="swiss" style:font-pitch="variable"/>
    </style:style>
    <style:style style:name="T16" style:family="text">
      <style:text-properties fo:font-family="'Liberation Sans'" style:font-family-generic="swiss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19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20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21" style:family="text">
      <style:text-properties fo:font-family="'Liberation Mono'" style:font-family-generic="modern" style:font-pitch="fixed" fo:font-size="24pt" style:font-size-asian="24pt" style:font-size-complex="24pt"/>
    </style:style>
    <style:style style:name="T22" style:family="text">
      <style:text-properties fo:font-family="'Liberation Sans'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Lisp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2-08-06</text:span></text:p>
            <text:p><text:span text:style-name="T2"/></text:p>
            <text:p><text:span text:style-name="T2">http://readable.sourceforge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Problem</text:p>
              </text:list-item>
              <text:list-item>
                <text:p>Solution: New reader abbreviations</text:p>
                <text:list>
                  <text:list-item>
                    <text:p>Curly-infix-expressions (c-expressions)</text:p>
                  </text:list-item>
                  <text:list-item>
                    <text:p>Neoteric-expressions (n-expressions)</text:p>
                  </text:list-item>
                  <text:list-item>
                    <text:p>Sweet-expressions (t-expressions)</text:p>
                  </text:list-item>
                </text:list>
              </text:list-item>
              <text:list-item>
                <text:p>Tools</text:p>
              </text:list-item>
            </text:list>
          </draw:text-box>
        </draw:frame>
        <draw:frame draw:style-name="gr2" draw:text-style-name="P4" draw:layer="layout" svg:width="18.066cm" svg:height="4.351cm" svg:x="5.588cm" svg:y="15.748cm">
          <draw:text-box>
            <text:p text:style-name="P3"><text:span text:style-name="T3">This presentation presumes you know</text:span></text:p>
            <text:p text:style-name="P3"><text:span text:style-name="T3">the basics about a Lisp-based language</text:span></text:p>
            <text:p text:style-name="P3"><text:span text:style-name="T3">(e.g., Scheme, Common Lisp, Emacs Lisp,</text:span></text:p>
            <text:p text:style-name="P3"><text:span text:style-name="T3">Arc, Clojure, Nu, ACL2, SMT-LIB, scsh, <text:s/>..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text-style-name="P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<text:span text:style-name="T4">Lisps use traditional s-expression notation from 1950s</text:span></text:p>
                <text:list>
                  <text:list-item>
                    <text:p><text:span text:style-name="T5">Simple, clear, </text:span><text:span text:style-name="T6">awkward</text:span></text:p>
                    <text:list>
                      <text:list-item>
                        <text:p><text:span text:style-name="T5">No infix; nonstandard call format; too many parentheses</text:span></text:p>
                      </text:list-item>
                    </text:list>
                  </text:list-item>
                  <text:list-item>
                    <text:p><text:span text:style-name="T5">The 21</text:span><text:span text:style-name="T7">st</text:span><text:span text:style-name="T5"> century can have better notation than (* (- 4 1) (+ 2 3))</text:span></text:p>
                  </text:list-item>
                  <text:list-item>
                    <text:p><text:span text:style-name="T5">“</text:span><text:span text:style-name="T5">I've used Lisp my whole programming life and I still don't find prefix math expressions natural.” - Paul Graham</text:span></text:p>
                  </text:list-item>
                  <text:list-item>
                    <text:p><text:span text:style-name="T5">“</text:span><text:span text:style-name="T5">Lisp has all the visual appeal of oatmeal with fingernail clippings mixed in.” - Larry Wall</text:span></text:p>
                  </text:list-item>
                  <text:list-item>
                    <text:p><text:span text:style-name="T5">“</text:span><text:span text:style-name="T5">After 13 years of doing Lisp and 3 or 4 years of Python, I agree: I prefer writing Lisp, but Python is easier to read.” - John Wiseman</text:span></text:p>
                  </text:list-item>
                  <text:list-item>
                    <text:p><text:span text:style-name="T5">“</text:span><text:span text:style-name="T5">LISP: ... <text:s/>‘Lots of Irritating Superfluous Parentheses’” - Jargon File</text:span></text:p>
                  </text:list-item>
                </text:list>
              </text:list-item>
              <text:list-item>
                <text:p><text:span text:style-name="T4">Many past efforts (incl. M-expressions), but most failed to be:</text:span></text:p>
                <text:list>
                  <text:list-item>
                    <text:p><text:span text:style-name="T5">General (useful regardless of underlying semantic)</text:span></text:p>
                  </text:list-item>
                  <text:list-item>
                    <text:p><text:span text:style-name="T5">Homoiconic (underlying data structure is clear from the synta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st Successes: Abbreviations</text:p>
          </draw:text-box>
        </draw:frame>
        <draw:frame presentation:style-name="pr7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Lisp has, for over 50 years, had abbreviations</text:p>
                <text:list>
                  <text:list-item>
                    <text:p><text:span text:style-name="T8">'</text:span><text:span text:style-name="T9">x means (quote x)</text:span></text:p>
                  </text:list-item>
                  <text:list-item>
                    <text:p><text:span text:style-name="T9">(a b c) means (a . (b . (c . ())))</text:span></text:p>
                  </text:list-item>
                </text:list>
              </text:list-item>
              <text:list-item>
                <text:p><text:span text:style-name="T9">Takes time to learn &amp; implement abbreviations</text:span></text:p>
                <text:list>
                  <text:list-item>
                    <text:p><text:span text:style-name="T9">But if a construct is common, can be well worth learning</text:span></text:p>
                  </text:list-item>
                </text:list>
              </text:list-item>
              <text:list-item>
                <text:p><text:span text:style-name="T9">Creating abbreviations to make code readable </text:span><text:span text:style-name="T10">important</text:span></text:p>
                <text:list>
                  <text:list-item>
                    <text:p><text:span text:style-name="T9">“</text:span><text:span text:style-name="T9">When you program, you spend more time reading code than writing it... a language that makes source code ugly is maddening to an exacting programmer, as clay full of lumps would be to a sculptor.” - Paul Graham</text:span></text:p>
                  </text:list-item>
                </text:list>
              </text:list-item>
              <text:list-item>
                <text:p><text:span text:style-name="T9">Can we create new abbreviations?</text:span></text:p>
                <text:list>
                  <text:list-item>
                    <text:p><text:span text:style-name="T9">For arbitrary Lisps, so can learn rules just onc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adable Project’s Solution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Add new <text:span text:style-name="T11">abbreviations</text:span></text:p>
                <text:list>
                  <text:list-item>
                    <text:p>Normally-formatted s-expressions <text:span text:style-name="T11">keep working</text:span></text:p>
                  </text:list-item>
                </text:list>
              </text:list-item>
              <text:list-item>
                <text:p>Three new expression tiers:</text:p>
                <text:list>
                  <text:list-item>
                    <text:p>Curly-infix: Adds infix operations in a Lispy way</text:p>
                  </text:list-item>
                  <text:list-item>
                    <text:p>Neoteric: Curly-infix, plus f(...) maps to (f …)</text:p>
                  </text:list-item>
                  <text:list-item>
                    <text:p>Sweet: Neoteric, plus deduces parentheses from indentation (fewer parentheses needed)</text:p>
                  </text:list-item>
                </text:list>
              </text:list-item>
              <text:list-item>
                <text:p><text:span text:style-name="T12">You can </text:span><text:span text:style-name="T11">update your reader</text:span><text:span text:style-name="T12"> to support these</text:span></text:p>
              </text:list-item>
              <text:list-item>
                <text:p><text:span text:style-name="T11">General</text:span> and <text:span text:style-name="T11">homoicon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5" draw:layer="layout" svg:width="24.631cm" svg:height="14.902cm" svg:x="1.399cm" svg:y="4.915cm" presentation:class="outline" presentation:user-transformed="true">
          <draw:text-box>
            <text:list text:style-name="L2">
              <text:list-item>
                <text:p>S-expressions, + curly braces {...} contain an “infix list”</text:p>
              </text:list-item>
              <text:list-item>
                <text:p>A “simple infix list” represents <text:span text:style-name="T11">one</text:span><text:span text:style-name="T12"> operation; it has</text:span>:</text:p>
                <text:list>
                  <text:list-item>
                    <text:p>An odd number of parameters</text:p>
                  </text:list-item>
                  <text:list-item>
                    <text:p>At least 3 parameters, and</text:p>
                  </text:list-item>
                  <text:list-item>
                    <text:p>All even parameters are the same symbol</text:p>
                    <text:p>… maps to “(even-param odd-params)” so {2 + 3} <text:span text:style-name="T8">►</text:span> (+ 2 3)</text:p>
                  </text:list-item>
                </text:list>
              </text:list-item>
              <text:list-item>
                <text:p>Otherwise maps to “(nfx parameters)” – homoiconic</text:p>
              </text:list-item>
              <text:list-item>
                <text:p>No built-in precedence, use another {…} for embedded list</text:p>
              </text:list-item>
              <text:list-item>
                <text:p>Examples:</text:p>
              </text:list-item>
            </text:list>
          </draw:text-box>
        </draw:frame>
        <draw:frame draw:style-name="standard" draw:layer="layout" svg:width="25.661cm" svg:height="2.256cm" svg:x="1.308cm" svg:y="16.28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13"><text:s/></text:span><text:span text:style-name="T13">{n &lt;= 2} <text:s text:c="3"/></text:span><text:span text:style-name="T14">► </text:span><text:span text:style-name="T13">(&lt;= n 2)</text:span></text:p>
              </table:table-cell>
              <table:table-cell table:style-name="ce2">
                <text:p text:style-name="P7"><text:span text:style-name="T13"><text:s/></text:span><text:span text:style-name="T13">{2 + {3 * 4}} </text:span><text:span text:style-name="T14">► </text:span><text:span text:style-name="T13">(+ 2 (* 3 4))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13"><text:s/></text:span><text:span text:style-name="T13">{2 * 3 * 4} </text:span><text:span text:style-name="T14">► </text:span><text:span text:style-name="T13">(* 2 3 4)</text:span></text:p>
              </table:table-cell>
              <table:table-cell>
                <text:p text:style-name="P7"><text:span text:style-name="T13"><text:s/></text:span><text:span text:style-name="T13">{2 + 3 * 4} <text:s text:c="2"/></text:span><text:span text:style-name="T14">► </text:span><text:span text:style-name="T13">(nfx 2 + 3 * 4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8" draw:layer="layout" svg:width="8.711cm" svg:height="0.962cm" svg:x="16.464cm" svg:y="19.158cm">
          <draw:text-box>
            <text:p><text:span text:style-name="T15">Where <text:s/>“</text:span><text:span text:style-name="T16">►</text:span><text:span text:style-name="T15">” means “maps to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9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 <text:span text:style-name="T8">►</text:span> (e ...)</text:p>
                  </text:list-item>
                  <text:list-item>
                    <text:p>e{...} <text:span text:style-name="T8">►</text:span> (e {...})</text:p>
                  </text:list-item>
                  <text:list-item>
                    <text:p>e[...] <text:span text:style-name="T8">►</text:span> (bracketaccess e …)</text:p>
                  </text:list-item>
                  <text:list-item>
                    <text:p>unprefixed “( . e)” <text:span text:style-name="T8">►</text:span> e</text:p>
                  </text:list-item>
                </text:list>
              </text:list-item>
              <text:list-item>
                <text:p>Technically this changes to s-expression syntax</text:p>
                <text:list>
                  <text:list-item>
                    <text:p>In practice, normally-formatted s-expressions untouched</text:p>
                  </text:list-item>
                  <text:list-item>
                    <text:p>Pretty-printers easily fix rest</text:p>
                  </text:list-item>
                </text:list>
              </text:list-item>
              <text:list-item>
                <text:p>Examples:</text:p>
                <text:list>
                  <text:list-item>
                    <text:p>f(1 2) <text:span text:style-name="T8">►</text:span> (f 1 2)</text:p>
                  </text:list-item>
                  <text:list-item>
                    <text:p>f{n - 1} <text:span text:style-name="T8">►</text:span> (f {n - 1}) <text:span text:style-name="T8">►</text:span> (f (- n 1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asic Sweet-expressions<text:line-break/>(t-expressions)</text:p>
          </draw:text-box>
        </draw:frame>
        <draw:frame presentation:style-name="pr10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, and deduces parentheses from indentation</text:p>
                <text:list>
                  <text:list-item>
                    <text:p>An indented line is a parameter of its parent</text:p>
                  </text:list-item>
                  <text:list-item>
                    <text:p>Later terms on a line are parameters of the first term</text:p>
                  </text:list-item>
                  <text:list-item>
                    <text:p>A line with exactly one term, and no child lines, is that term; multiple terms are wrapped into a list</text:p>
                  </text:list-item>
                  <text:list-item>
                    <text:p>An empty line ends the expression</text:p>
                  </text:list-item>
                  <text:list-item>
                    <text:p>Empty lines before expressions are ignored</text:p>
                  </text:list-item>
                  <text:list-item>
                    <text:p>No indentation processing inside ( ), [ ], and { }</text:p>
                    <text:list>
                      <text:list-item>
                        <text:p>Again, normally-formatted s-expressions work normally</text:p>
                      </text:list-item>
                    </text:list>
                  </text:list-item>
                </text:list>
              </text:list-item>
              <text:list-item>
                <text:p>Stop “Lots of Irritating Superfluous Parenthese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frame presentation:style-name="pr10" draw:text-style-name="P9" draw:layer="layout" svg:width="11.43cm" svg:height="5.75cm" svg:x="6.858cm" svg:y="4.915cm" presentation:class="outline" presentation:user-transformed="true">
          <draw:text-box>
            <text:list text:style-name="L2">
              <text:list-header>
                <text:p><text:span text:style-name="T17">define factorial(n)</text:span></text:p>
                <text:p><text:span text:style-name="T17"><text:s text:c="4"/></text:span><text:span text:style-name="T17">if {n &lt;= 1}</text:span></text:p>
                <text:p><text:span text:style-name="T17"><text:s text:c="8"/></text:span><text:span text:style-name="T17">1</text:span></text:p>
                <text:p><text:span text:style-name="T17"><text:s text:c="8"/></text:span><text:span text:style-name="T17">{n * factorial{n - 1}}</text:span></text:p>
              </text:list-header>
            </text:list>
          </draw:text-box>
        </draw:frame>
        <draw:g xml:id="id1" draw:id="id1">
          <draw:frame draw:style-name="gr2" draw:layer="layout" svg:width="9.388cm" svg:height="0.963cm" svg:x="16.012cm" svg:y="3.916cm">
            <draw:text-box>
              <text:p>Traditional function call notation</text:p>
            </draw:text-box>
          </draw:frame>
          <draw:line draw:style-name="gr3" draw:text-style-name="P3" draw:layer="layout" svg:x1="16.266cm" svg:y1="4.371cm" svg:x2="15.24cm" svg:y2="5.334cm">
            <text:p/>
          </draw:line>
          <draw:frame draw:style-name="gr2" draw:layer="layout" svg:width="3.986cm" svg:height="2.387cm" svg:x="1.612cm" svg:y="7.673cm">
            <draw:text-box>
              <text:p>Indentation</text:p>
              <text:p>deduces</text:p>
              <text:p>parentheses</text:p>
            </draw:text-box>
          </draw:frame>
          <draw:line draw:style-name="gr3" draw:text-style-name="P3" draw:layer="layout" svg:x1="5.09cm" svg:y1="8.181cm" svg:x2="8.382cm" svg:y2="7.366cm">
            <text:p/>
          </draw:line>
          <draw:frame draw:style-name="gr2" draw:layer="layout" svg:width="3.99cm" svg:height="0.963cm" svg:x="14.652cm" svg:y="6.202cm">
            <draw:text-box>
              <text:p>Finally! Infix!</text:p>
            </draw:text-box>
          </draw:frame>
          <draw:line draw:style-name="gr3" draw:text-style-name="P3" draw:layer="layout" svg:x1="14.752cm" svg:y1="6.657cm" svg:x2="12.954cm" svg:y2="6.911cm">
            <text:p/>
          </draw:line>
          <draw:line draw:style-name="gr3" draw:text-style-name="P3" draw:layer="layout" svg:x1="14.752cm" svg:y1="6.656cm" svg:x2="11.43cm" svg:y2="9.398cm">
            <text:p/>
          </draw:line>
          <draw:line draw:style-name="gr3" draw:text-style-name="P3" draw:layer="layout" svg:x1="14.752cm" svg:y1="6.656cm" svg:x2="16.256cm" svg:y2="9.652cm">
            <text:p/>
          </draw:line>
        </draw:g>
        <draw:g xml:id="id2" draw:id="id2">
          <draw:rect draw:style-name="gr4" draw:text-style-name="P3" draw:layer="layout" svg:width="12.146cm" svg:height="5.839cm" svg:x="7.158cm" svg:y="4.826cm">
            <text:p/>
          </draw:rect>
          <draw:rect draw:style-name="gr4" draw:text-style-name="P3" draw:layer="layout" svg:width="12.146cm" svg:height="6.088cm" svg:x="7.158cm" svg:y="12.2cm">
            <text:p/>
          </draw:rect>
          <draw:custom-shape draw:style-name="gr5" draw:text-style-name="P3" draw:layer="layout" svg:width="2.29cm" svg:height="1.781cm" svg:x="11.956cm" svg:y="10.66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6" draw:text-style-name="P10" draw:layer="layout" svg:width="17.355cm" svg:height="1.038cm" svg:x="4.898cm" svg:y="18.796cm">
            <draw:text-box>
              <text:p><text:span text:style-name="T18">A sweet-expression reader would accept </text:span><text:span text:style-name="T19">either</text:span><text:span text:style-name="T20"> format</text:span></text:p>
            </draw:text-box>
          </draw:frame>
          <draw:frame presentation:style-name="pr10" draw:text-style-name="P9" draw:layer="layout" svg:width="11.684cm" svg:height="6.012cm" svg:x="7.158cm" svg:y="12.276cm" presentation:class="outline" presentation:user-transformed="true">
            <draw:text-box>
              <text:list text:style-name="L2">
                <text:list-header>
                  <text:p><text:span text:style-name="T17">(define (factorial n)</text:span></text:p>
                  <text:p><text:span text:style-name="T17"><text:s text:c="2"/></text:span><text:span text:style-name="T17">(if (&lt;= n 1)</text:span></text:p>
                  <text:p><text:span text:style-name="T17"><text:s text:c="4"/></text:span><text:span text:style-name="T17">1</text:span></text:p>
                  <text:p><text:span text:style-name="T17"><text:s text:c="4"/></text:span><text:span text:style-name="T17">(* n (factorial (- n 1)))))</text:span></text:p>
                </text:list-header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2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define long-and-boring?(x)</text:p>
                <text:p><text:s text:c="4"/>cond</text:p>
                <text:p><text:s text:c="8"/>not(pair?(x))<text:tab/><text:tab/><text:tab/><text:tab/><text:tab/><text:tab/><text:tab/>#f</text:p>
                <text:p><text:s text:c="8"/>not(list?(x))<text:tab/><text:tab/><text:tab/><text:tab/><text:tab/><text:tab/><text:tab/>#f</text:p>
                <text:p><text:s text:c="8"/>{length(x) &lt; boring-length}<text:tab/>#f</text:p>
                <text:p><text:s text:c="8"/>#t<text:tab/><text:tab/><text:tab/><text:tab/><text:tab/><text:tab/><text:tab/><text:tab/><text:tab/><text:tab/><text:tab/>boring?(x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7" draw:text-style-name="P9" draw:layer="layout" svg:width="24.631cm" svg:height="12.183cm" svg:x="1.399cm" svg:y="4.915cm" presentation:class="outline" presentation:user-transformed="true">
          <draw:text-box>
            <text:p><text:span text:style-name="T17">define unit-list(x)</text:span></text:p>
            <text:p><text:span text:style-name="T17"><text:s text:c="4"/></text:span><text:span text:style-name="T17">cond</text:span></text:p>
            <text:p><text:span text:style-name="T17"><text:s text:c="8"/></text:span><text:span text:style-name="T17">null?(x) <text:s text:c="3"/>'()</text:span></text:p>
            <text:p><text:span text:style-name="T17"><text:s text:c="8"/></text:span><text:span text:style-name="T17">pair?(x)</text:span></text:p>
            <text:p><text:span text:style-name="T17"><text:s text:c="12"/></text:span><text:span text:style-name="T17">if null?(cdr(x))</text:span></text:p>
            <text:p><text:span text:style-name="T17"><text:s text:c="16"/></text:span><text:span text:style-name="T17">unit car(x)</text:span></text:p>
            <text:p><text:span text:style-name="T17"><text:s text:c="16"/></text:span><text:span text:style-name="T17">append unit(car(x)) LISTSPACE unit-list(cdr(x))</text:span></text:p>
            <text:p><text:span text:style-name="T17"><text:s text:c="8"/></text:span><text:span text:style-name="T17">#t <text:s/>append(LISTSP.SP unit(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ansforming<text:line-break/>Traditional S-expressions</text:p>
          </draw:text-box>
        </draw:frame>
        <draw:frame draw:style-name="standard" draw:layer="layout" svg:width="23.575cm" svg:height="13.669cm" svg:x="1.399cm" svg:y="4.91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3">
                <text:p text:style-name="P12"><text:span text:style-name="T3">Traditional S-expressions</text:span></text:p>
              </table:table-cell>
              <table:table-cell table:style-name="ce4">
                <text:p text:style-name="P13"><text:span text:style-name="T21">(message</text:span></text:p>
                <text:p text:style-name="P13"><text:span text:style-name="T21"><text:s text:c="2"/></text:span><text:span text:style-name="T21">(number-to-string</text:span></text:p>
                <text:p text:style-name="P13"><text:span text:style-name="T21"><text:s text:c="4"/></text:span><text:span text:style-name="T21">(exp (+ 1 2))))</text:span></text:p>
              </table:table-cell>
            </table:table-row>
            <table:table-row table:style-name="ro4">
              <table:table-cell table:style-name="ce3">
                <text:p text:style-name="P13"><text:span text:style-name="T3">Curly-infix-expressions</text:span></text:p>
              </table:table-cell>
              <table:table-cell table:style-name="ce4">
                <text:p text:style-name="P13"><text:span text:style-name="T21">(message</text:span></text:p>
                <text:p text:style-name="P13"><text:span text:style-name="T21"><text:s text:c="2"/></text:span><text:span text:style-name="T21">(number-to-string</text:span></text:p>
                <text:p text:style-name="P13"><text:span text:style-name="T21"><text:s text:c="4"/></text:span><text:span text:style-name="T21">(exp {1 + 2})))</text:span></text:p>
              </table:table-cell>
            </table:table-row>
            <table:table-row table:style-name="ro5">
              <table:table-cell table:style-name="ce3">
                <text:p text:style-name="P13"><text:span text:style-name="T3">Neoteric-expressions</text:span></text:p>
              </table:table-cell>
              <table:table-cell table:style-name="ce4">
                <text:p text:style-name="P13"><text:span text:style-name="T21">message(</text:span></text:p>
                <text:p text:style-name="P13"><text:span text:style-name="T21"><text:s text:c="2"/></text:span><text:span text:style-name="T21">number-to-string(</text:span></text:p>
                <text:p text:style-name="P13"><text:span text:style-name="T21"><text:s text:c="4"/></text:span><text:span text:style-name="T21">exp{1 + 2}))</text:span></text:p>
              </table:table-cell>
            </table:table-row>
            <table:table-row table:style-name="ro6">
              <table:table-cell table:style-name="ce3">
                <text:p text:style-name="P13"><text:span text:style-name="T3">Sweet-expressions</text:span></text:p>
              </table:table-cell>
              <table:table-cell table:style-name="ce4">
                <text:p text:style-name="P13"><text:span text:style-name="T21">message</text:span></text:p>
                <text:p text:style-name="P13"><text:span text:style-name="T21"><text:s text:c="2"/></text:span><text:span text:style-name="T21">number-to-string</text:span></text:p>
                <text:p text:style-name="P13"><text:span text:style-name="T21"><text:s text:c="4"/></text:span><text:span text:style-name="T21">exp {1 + 2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weet-expression Refinements</text:p>
          </draw:text-box>
        </draw:frame>
        <draw:frame presentation:style-name="pr1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Indents: one-or-more space, tab, and/or !</text:p>
                <text:list>
                  <text:list-item>
                    <text:p>A line with only indentation is an empty line</text:p>
                  </text:list-item>
                  <text:list-item>
                    <text:p>If an expression *starts* indented, then indentation disabled</text:p>
                  </text:list-item>
                  <text:list-item>
                    <text:p>“!” is surprising, but solves past problems with indentation-sensitive syntaxes &amp; enables highligh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/text:p>
          </draw:text-box>
        </draw:frame>
        <draw:frame presentation:style-name="pr11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A \\ (aka SPLIT) between datums starts new line at current indentation</text:p>
              </text:list-item>
              <text:list-item>
                <text:p>A \\ after indent (aka GROUP) represents no symbol</text:p>
                <text:list>
                  <text:list-item>
                    <text:p>Useful for lists of lists, e.g., let* variables</text:p>
                  </text:list-item>
                </text:list>
              </text:list-item>
              <text:list-item>
                <text:p>A $ (aka SUBLIST) restarts lists (Haskell-inspired)</text:p>
                <text:list>
                  <text:list-item>
                    <text:p>RHS (including sub-blocks) is last parameter of LHS (line)</text:p>
                  </text:list-item>
                  <text:list-item>
                    <text:p>If no LHS, puts RHS in list</text:p>
                  </text:list-item>
                </text:list>
              </text:list-item>
              <text:list-item>
                <text:p>Leading quote (etc.), followed by space or tab, quotes rest</text:p>
              </text:list-item>
            </text:list>
          </draw:text-box>
        </draw:frame>
        <draw:frame draw:style-name="gr7" draw:text-style-name="P14" draw:layer="layout" svg:width="12.55cm" svg:height="2.139cm" svg:x="8.636cm" svg:y="18.181cm">
          <draw:text-box>
            <text:p><text:span text:style-name="T22">These simplify using indentation</text:span></text:p>
            <text:p><text:span text:style-name="T22">even in complex circumsta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Example with let*</text:p>
          </draw:text-box>
        </draw:frame>
        <draw:frame presentation:style-name="pr7" draw:text-style-name="P15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<text:span text:style-name="T5">let*</text:span></text:p>
                <text:list>
                  <text:list-header>
                    <text:p><text:span text:style-name="T5">\\</text:span></text:p>
                    <text:p><text:span text:style-name="T5"><text:s text:c="4"/></text:span><text:span text:style-name="T5">myprefix getdent(x)</text:span></text:p>
                    <text:p><text:span text:style-name="T5"><text:s text:c="4"/></text:span><text:span text:style-name="T5">newdent process(myprefix)</text:span></text:p>
                    <text:p><text:span text:style-name="T5">append newdent</text:span></text:p>
                    <text:list>
                      <text:list-header>
                        <text:p><text:span text:style-name="T5"><text:s/></text:span><text:span text:style-name="T5">sweeten-top cadr(x) indent newdent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7" draw:text-style-name="P16" draw:layer="layout" svg:width="25.525cm" svg:height="13.881cm" svg:x="1.399cm" svg:y="4.915cm" presentation:class="outline" presentation:user-transformed="true">
          <draw:text-box>
            <text:list text:style-name="L2">
              <text:list-item>
                <text:p>unsweeten: Sweet-expressions <text:span text:style-name="T8">→</text:span> s-expressions</text:p>
                <text:list>
                  <text:list-item>
                    <text:p>Can use in makefiles, like a compiler</text:p>
                  </text:list-item>
                  <text:list-item>
                    <text:p>Can pipe into Lisp implementation for interactive use</text:p>
                  </text:list-item>
                </text:list>
              </text:list-item>
              <text:list-item>
                <text:p>sweeten: S-expressions <text:span text:style-name="T8">→ </text:span>sweet-expressions</text:p>
                <text:list>
                  <text:list-item>
                    <text:p>Simplifies transition</text:p>
                  </text:list-item>
                </text:list>
              </text:list-item>
              <text:list-item>
                <text:p>sweet-run: Translate and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neoteric-guile: Run guile using neoteric-expressions</text:p>
              </text:list-item>
              <text:list-item>
                <text:p>sweet-guile: Run guile using sweet-expres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These “readable” notations make source code much easier to read</text:p>
              </text:list-item>
              <text:list-item>
                <text:p>Three tiers</text:p>
                <text:list>
                  <text:list-item>
                    <text:p>Curly-infix-expressions</text:p>
                  </text:list-item>
                  <text:list-item>
                    <text:p>Neoteric-expressions</text:p>
                  </text:list-item>
                  <text:list-item>
                    <text:p>Sweet-expressions</text:p>
                  </text:list-item>
                </text:list>
              </text:list-item>
              <text:list-item>
                <text:p>More info (including rationale) &amp; implementation (MIT license):</text:p>
                <text:list>
                  <text:list-header>
                    <text:p><text:a xlink:href="http://readable.sourceforge.net/">http://readable.sourceforge.net</text:a>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License &amp; Credits</text:p>
          </draw:text-box>
        </draw:frame>
        <draw:frame presentation:style-name="pr11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his presentation under Creative Commons Attribution 3.0 Unported license (CC BY 3.0)</text:p>
                <text:list>
                  <text:list-item>
                    <text:p>You may share, remix, and make commercial use of the work, as long as you give attribution to “David A. Wheeler”</text:p>
                  </text:list-item>
                  <text:list-item>
                    <text:p>License details:</text:p>
                    <text:list>
                      <text:list-item>
                        <text:p><text:a xlink:href="http://creativecommons.org/licenses/by/3.0/">http://creativecommons.org/licenses/by/3.0/</text:a> </text:p>
                      </text:list-item>
                    </text:list>
                  </text:list-item>
                </text:list>
              </text:list-item>
              <text:list-item>
                <text:p>Special thanks to:</text:p>
                <text:list>
                  <text:list-item>
                    <text:p>Alan Manuel K. Gloria (co-contributor)</text:p>
                  </text:list-item>
                  <text:list-item>
                    <text:p>Egil M<text:span text:style-name="T8">ö</text:span>ller (author, SRFI-49 indent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1T21:39:17.95</meta:creation-date>
    <dc:date>2012-08-06T11:30:11.55</dc:date>
    <meta:editing-duration>P1DT2H58M</meta:editing-duration>
    <meta:editing-cycles>97</meta:editing-cycles>
    <meta:generator>LibreOffice/3.5$Windows_x86 LibreOffice_project/7122e39-92ed229-498d286-15e43b4-d70da21</meta:generator>
    <meta:keyword>Lisp</meta:keyword>
    <meta:keyword>Scheme</meta:keyword>
    <meta:keyword>Common Lisp</meta:keyword>
    <meta:keyword>Arc</meta:keyword>
    <meta:keyword>Readable</meta:keyword>
    <meta:keyword>parentheses</meta:keyword>
    <meta:keyword>curly-infix</meta:keyword>
    <meta:keyword>neoteric</meta:keyword>
    <meta:keyword>sweet</meta:keyword>
    <meta:keyword>s-expression</meta:keyword>
    <meta:keyword>s-expressions</meta:keyword>
    <dc:subject>A proposal for more readable Lisp notations</dc:subject>
    <dc:title>Readable Lisp S-expressions: Curly-infix-, Neoteric-, and Sweet-expressions</dc:title>
    <meta:document-statistic meta:object-count="112"/>
    <meta:user-defined meta:name="Author">David A. Wheeler</meta:user-defined>
    <meta:user-defined meta:name="URL">http://readable.sourceforge.net</meta:user-defined>
  </office:meta>
</office:document-meta>
</file>